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5-10-22 0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5-08-0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5-04-10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5-01-0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4-10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4-07-15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4-04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4-01-10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3-10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3-07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3-04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3-01-3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2-08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2-04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2-01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1-10-05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1-07-2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1-03-3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0-11-1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0-11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20-01-1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9-10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9-07-15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9-04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9-01-15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8-10-1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8-07-2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8-04-21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8-01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7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7-07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7-04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6-10-1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6-07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6-04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6-0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5-10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86" calcext:value-type="float">
            <text:p>57.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5-04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7008" calcext:value-type="float">
            <text:p>54.5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5-01-22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4-07-3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4-04-18 0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3-08-0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3-04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2-10-3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2-07-3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4904" calcext:value-type="float">
            <text:p>57.5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2-04-17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1-10-23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1-07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1-04-1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1-02-0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0-10-14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10-07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8-04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8-01-1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7-11-1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6-06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6-05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5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5-05-1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5641</text:p>
          </table:table-cell>
          <table:table-cell office:value-type="string" calcext:value-type="string">
            <text:p>36S/06W-27CCC</text:p>
          </table:table-cell>
          <table:table-cell office:value-type="string" calcext:value-type="string">
            <text:p>200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